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00ff00" draw:marker-end="Arrowheads_20_1" draw:fill="none" draw:textarea-vertical-align="middle"/>
    </style:style>
    <style:style style:name="gr6" style:family="graphic" style:parent-style-name="objectwithoutfill">
      <style:graphic-properties draw:marker-end="Arrowheads_20_1" draw:fill="none" draw:textarea-vertical-align="middle"/>
    </style:style>
    <style:style style:name="gr7" style:family="graphic" style:parent-style-name="objectwithoutfill">
      <style:graphic-properties draw:marker-start="Arrowheads_20_1" draw:fill="none" draw:textarea-vertical-align="middle"/>
    </style:style>
    <style:style style:name="P1" style:family="paragraph">
      <style:paragraph-properties fo:text-align="center"/>
      <style:text-properties fo:font-weight="bold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8cm" svg:y1="18.4cm" svg:x2="28.1cm" svg:y2="18.4cm">
          <text:p/>
        </draw:line>
        <draw:line draw:style-name="gr1" draw:text-style-name="P1" draw:layer="layout" svg:x1="3.8cm" svg:y1="18.4cm" svg:x2="3.9cm" svg:y2="1.6cm">
          <text:p/>
        </draw:line>
        <draw:frame draw:style-name="gr2" draw:text-style-name="P3" draw:layer="layout" svg:width="2.712cm" svg:height="1.986cm" svg:x="1.1cm" svg:y="1.426cm">
          <draw:text-box>
            <text:p text:style-name="P2"><text:span text:style-name="T1">F(x)</text:span></text:p>
            <text:p text:style-name="P2"><text:span text:style-name="T2">(Objective</text:span></text:p>
            <text:p text:style-name="P2"><text:span text:style-name="T2"><text:s/></text:span><text:span text:style-name="T2">function)</text:span></text:p>
          </draw:text-box>
        </draw:frame>
        <draw:frame draw:style-name="gr2" draw:text-style-name="P3" draw:layer="layout" svg:width="0.925cm" svg:height="0.962cm" svg:x="27.175cm" svg:y="18.7cm">
          <draw:text-box>
            <text:p><text:span text:style-name="T1">X</text:span></text:p>
          </draw:text-box>
        </draw:frame>
        <draw:path draw:style-name="gr3" draw:text-style-name="P2" draw:layer="layout" svg:width="9.493cm" svg:height="2.699cm" draw:transform="rotate (-1.5707963267949) translate (8.4cm 2.5cm)" svg:viewBox="0 0 9494 2700" svg:d="M0 2700c19300 0 3200-2700 3200-2700">
          <text:p/>
        </draw:path>
        <draw:path draw:style-name="gr3" draw:text-style-name="P2" draw:layer="layout" svg:width="8.006cm" svg:height="8.032cm" draw:transform="rotate (1.1383037381507) translate (5.10699754758062cm 12.8332485363705cm)" svg:viewBox="0 0 8007 8033" svg:d="M7857 0c1431 0-7857 8033-7857 8033">
          <text:p/>
        </draw:path>
        <draw:path draw:style-name="gr3" draw:text-style-name="P2" draw:layer="layout" svg:width="5.595cm" svg:height="6.484cm" draw:transform="rotate (-1.10706234454) translate (15.8cm 8.5cm)" svg:viewBox="0 0 5596 6485" svg:d="M5366 6485c1565 0-5366-6485-5366-6485">
          <text:p/>
        </draw:path>
        <draw:path draw:style-name="gr3" draw:text-style-name="P2" draw:layer="layout" svg:width="2.015cm" svg:height="4.124cm" draw:transform="rotate (0.968483201931653) translate (15.0005607775954cm 9.66275647870044cm)" svg:viewBox="0 0 2016 4125" svg:d="M1411 0c1942 0-1411 4125-1411 4125">
          <text:p/>
        </draw:path>
        <draw:path draw:style-name="gr3" draw:text-style-name="P2" draw:layer="layout" svg:width="4.831cm" svg:height="5.217cm" draw:transform="skewX (-7.38772047450244E-017) rotate (-1.19031454986013) translate (21.5cm 5.7cm)" svg:viewBox="0 0 4832 5218" svg:d="M4698 5218c1077 0-4698-5218-4698-5218">
          <text:p/>
        </draw:path>
        <draw:custom-shape draw:style-name="gr4" draw:text-style-name="P2" draw:layer="layout" svg:width="0.6cm" svg:height="0.7cm" svg:x="5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6.1cm" svg:y1="7.5cm" svg:x2="6.2cm" svg:y2="8.7cm">
          <text:p/>
        </draw:line>
        <draw:frame draw:style-name="gr2" draw:text-style-name="P4" draw:layer="layout" svg:width="2.504cm" svg:height="1.361cm" svg:x="4.5cm" svg:y="13.739cm">
          <draw:text-box>
            <text:p text:style-name="P2"><text:span text:style-name="T3">Local </text:span></text:p>
            <text:p text:style-name="P2"><text:span text:style-name="T3">minimum</text:span></text:p>
          </draw:text-box>
        </draw:frame>
        <draw:line draw:style-name="gr6" draw:text-style-name="P2" draw:layer="layout" svg:x1="5.7cm" svg:y1="13.6cm" svg:x2="6.4cm" svg:y2="12.2cm">
          <text:p/>
        </draw:line>
        <draw:frame draw:style-name="gr2" draw:text-style-name="P4" draw:layer="layout" svg:width="2.504cm" svg:height="1.361cm" svg:x="19.596cm" svg:y="13.439cm">
          <draw:text-box>
            <text:p text:style-name="P2"><text:span text:style-name="T3">Local </text:span></text:p>
            <text:p text:style-name="P2"><text:span text:style-name="T3">minimum</text:span></text:p>
          </draw:text-box>
        </draw:frame>
        <draw:line draw:style-name="gr6" draw:text-style-name="P2" draw:layer="layout" svg:x1="19.7cm" svg:y1="14cm" svg:x2="18.6cm" svg:y2="12.5cm">
          <text:p/>
        </draw:line>
        <draw:frame draw:style-name="gr2" draw:text-style-name="P4" draw:layer="layout" svg:width="2.504cm" svg:height="1.361cm" svg:x="15.096cm" svg:y="16.3cm">
          <draw:text-box>
            <text:p text:style-name="P2"><text:span text:style-name="T3">Global</text:span></text:p>
            <text:p text:style-name="P2"><text:span text:style-name="T3">minimum</text:span></text:p>
          </draw:text-box>
        </draw:frame>
        <draw:line draw:style-name="gr7" draw:text-style-name="P2" draw:layer="layout" svg:x1="13cm" svg:y1="16.5cm" svg:x2="15cm" svg:y2="17cm">
          <text:p/>
        </draw:line>
        <draw:frame draw:style-name="gr2" draw:text-style-name="P4" draw:layer="layout" svg:width="2.212cm" svg:height="1.361cm" svg:x="5.9cm" svg:y="2.7cm">
          <draw:text-box>
            <text:p text:style-name="P2"><text:span text:style-name="T3">Current</text:span></text:p>
            <text:p text:style-name="P2"><text:span text:style-name="T3">solution</text:span></text:p>
          </draw:text-box>
        </draw:frame>
        <draw:line draw:style-name="gr6" draw:text-style-name="P2" draw:layer="layout" svg:x1="6.4cm" svg:y1="4.1cm" svg:x2="6.2cm" svg:y2="6.6cm">
          <text:p/>
        </draw:line>
        <draw:frame draw:style-name="gr2" draw:text-style-name="P4" draw:layer="layout" svg:width="3.152cm" svg:height="1.361cm" svg:x="11cm" svg:y="1.6cm">
          <draw:text-box>
            <text:p text:style-name="P2"><text:span text:style-name="T3">Descendant</text:span></text:p>
            <text:p text:style-name="P2"><text:span text:style-name="T3">movements</text:span></text:p>
          </draw:text-box>
        </draw:frame>
        <draw:line draw:style-name="gr5" draw:text-style-name="P2" draw:layer="layout" svg:x1="14.4cm" svg:y1="2.3cm" svg:x2="16cm" svg:y2="2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702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1T12:23:35.624744502</meta:creation-date>
    <dc:date>2016-06-07T10:22:15.378847824</dc:date>
    <meta:editing-duration>PT1H29M6S</meta:editing-duration>
    <meta:editing-cycles>2</meta:editing-cycles>
    <meta:generator>LibreOffice/4.2.8.2$Linux_X86_64 LibreOffice_project/420m0$Build-2</meta:generator>
    <meta:document-statistic meta:object-count="21"/>
  </office:meta>
</office:document-meta>
</file>